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shapes>
          <draw:frame draw:z-index="0" draw:style-name="gr1" draw:text-style-name="P1" svg:width="159.99mm" svg:height="89.99mm" svg:x="62.65mm" svg:y="14.27mm">
            <loext:p draw:notify-on-update-of-ranges="Data.A2:Data.A89 Data.B1:Data.B1 Data.B2:Data.B8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[ms] <text:s text:c="6"/></text:p>
          </table:table-cell>
          <table:table-cell office:value-type="string" calcext:value-type="string">
            <text:p>X-CH3OH <text:s text:c="4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0001361437" calcext:value-type="float">
            <text:p>0.000136143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000469778" calcext:value-type="float">
            <text:p>0.000469778</text:p>
          </table:table-cell>
          <table:table-cell office:value-type="float" office:value="0.009999998" calcext:value-type="float">
            <text:p>0.009999998</text:p>
          </table:table-cell>
        </table:table-row>
        <table:table-row table:style-name="ro1">
          <table:table-cell office:value-type="float" office:value="0.001003331" calcext:value-type="float">
            <text:p>0.001003331</text:p>
          </table:table-cell>
          <table:table-cell office:value-type="float" office:value="0.009999996" calcext:value-type="float">
            <text:p>0.009999996</text:p>
          </table:table-cell>
        </table:table-row>
        <table:table-row table:style-name="ro1">
          <table:table-cell office:value-type="float" office:value="0.00225751" calcext:value-type="float">
            <text:p>0.00225751</text:p>
          </table:table-cell>
          <table:table-cell office:value-type="float" office:value="0.009999988" calcext:value-type="float">
            <text:p>0.009999988</text:p>
          </table:table-cell>
        </table:table-row>
        <table:table-row table:style-name="ro1">
          <table:table-cell office:value-type="float" office:value="0.003511689" calcext:value-type="float">
            <text:p>0.003511689</text:p>
          </table:table-cell>
          <table:table-cell office:value-type="float" office:value="0.00999998" calcext:value-type="float">
            <text:p>0.00999998</text:p>
          </table:table-cell>
        </table:table-row>
        <table:table-row table:style-name="ro1">
          <table:table-cell office:value-type="float" office:value="0.005436703" calcext:value-type="float">
            <text:p>0.005436703</text:p>
          </table:table-cell>
          <table:table-cell office:value-type="float" office:value="0.009999965" calcext:value-type="float">
            <text:p>0.009999965</text:p>
          </table:table-cell>
        </table:table-row>
        <table:table-row table:style-name="ro1">
          <table:table-cell office:value-type="float" office:value="0.00881198" calcext:value-type="float">
            <text:p>0.00881198</text:p>
          </table:table-cell>
          <table:table-cell office:value-type="float" office:value="0.009999937" calcext:value-type="float">
            <text:p>0.009999937</text:p>
          </table:table-cell>
        </table:table-row>
        <table:table-row table:style-name="ro1">
          <table:table-cell office:value-type="float" office:value="0.01602908" calcext:value-type="float">
            <text:p>0.01602908</text:p>
          </table:table-cell>
          <table:table-cell office:value-type="float" office:value="0.009999862" calcext:value-type="float">
            <text:p>0.009999862</text:p>
          </table:table-cell>
        </table:table-row>
        <table:table-row table:style-name="ro1">
          <table:table-cell office:value-type="float" office:value="0.02585292" calcext:value-type="float">
            <text:p>0.02585292</text:p>
          </table:table-cell>
          <table:table-cell office:value-type="float" office:value="0.009999732" calcext:value-type="float">
            <text:p>0.009999732</text:p>
          </table:table-cell>
        </table:table-row>
        <table:table-row table:style-name="ro1">
          <table:table-cell office:value-type="float" office:value="0.03955988" calcext:value-type="float">
            <text:p>0.03955988</text:p>
          </table:table-cell>
          <table:table-cell office:value-type="float" office:value="0.009999492" calcext:value-type="float">
            <text:p>0.009999492</text:p>
          </table:table-cell>
        </table:table-row>
        <table:table-row table:style-name="ro1">
          <table:table-cell office:value-type="float" office:value="0.06221638" calcext:value-type="float">
            <text:p>0.06221638</text:p>
          </table:table-cell>
          <table:table-cell office:value-type="float" office:value="0.009998943" calcext:value-type="float">
            <text:p>0.009998943</text:p>
          </table:table-cell>
        </table:table-row>
        <table:table-row table:style-name="ro1">
          <table:table-cell office:value-type="float" office:value="0.1035395" calcext:value-type="float">
            <text:p>0.1035395</text:p>
          </table:table-cell>
          <table:table-cell office:value-type="float" office:value="0.009997428" calcext:value-type="float">
            <text:p>0.009997428</text:p>
          </table:table-cell>
        </table:table-row>
        <table:table-row table:style-name="ro1">
          <table:table-cell office:value-type="float" office:value="0.1666421" calcext:value-type="float">
            <text:p>0.1666421</text:p>
          </table:table-cell>
          <table:table-cell office:value-type="float" office:value="0.009993747" calcext:value-type="float">
            <text:p>0.009993747</text:p>
          </table:table-cell>
        </table:table-row>
        <table:table-row table:style-name="ro1">
          <table:table-cell office:value-type="float" office:value="0.2542824" calcext:value-type="float">
            <text:p>0.2542824</text:p>
          </table:table-cell>
          <table:table-cell office:value-type="float" office:value="0.009985707" calcext:value-type="float">
            <text:p>0.009985707</text:p>
          </table:table-cell>
        </table:table-row>
        <table:table-row table:style-name="ro1">
          <table:table-cell office:value-type="float" office:value="0.3419227" calcext:value-type="float">
            <text:p>0.3419227</text:p>
          </table:table-cell>
          <table:table-cell office:value-type="float" office:value="0.009974121" calcext:value-type="float">
            <text:p>0.009974121</text:p>
          </table:table-cell>
        </table:table-row>
        <table:table-row table:style-name="ro1">
          <table:table-cell office:value-type="float" office:value="0.4645574" calcext:value-type="float">
            <text:p>0.4645574</text:p>
          </table:table-cell>
          <table:table-cell office:value-type="float" office:value="0.009951951" calcext:value-type="float">
            <text:p>0.009951951</text:p>
          </table:table-cell>
        </table:table-row>
        <table:table-row table:style-name="ro1">
          <table:table-cell office:value-type="float" office:value="0.5988569" calcext:value-type="float">
            <text:p>0.5988569</text:p>
          </table:table-cell>
          <table:table-cell office:value-type="float" office:value="0.00992008" calcext:value-type="float">
            <text:p>0.00992008</text:p>
          </table:table-cell>
        </table:table-row>
        <table:table-row table:style-name="ro1">
          <table:table-cell office:value-type="float" office:value="0.7331563" calcext:value-type="float">
            <text:p>0.7331563</text:p>
          </table:table-cell>
          <table:table-cell office:value-type="float" office:value="0.009881037" calcext:value-type="float">
            <text:p>0.009881037</text:p>
          </table:table-cell>
        </table:table-row>
        <table:table-row table:style-name="ro1">
          <table:table-cell office:value-type="float" office:value="0.8674558" calcext:value-type="float">
            <text:p>0.8674558</text:p>
          </table:table-cell>
          <table:table-cell office:value-type="float" office:value="0.009835773" calcext:value-type="float">
            <text:p>0.009835773</text:p>
          </table:table-cell>
        </table:table-row>
        <table:table-row table:style-name="ro1">
          <table:table-cell office:value-type="float" office:value="1.001755" calcext:value-type="float">
            <text:p>1.001755</text:p>
          </table:table-cell>
          <table:table-cell office:value-type="float" office:value="0.009785249" calcext:value-type="float">
            <text:p>0.009785249</text:p>
          </table:table-cell>
        </table:table-row>
        <table:table-row table:style-name="ro1">
          <table:table-cell office:value-type="float" office:value="1.136055" calcext:value-type="float">
            <text:p>1.136055</text:p>
          </table:table-cell>
          <table:table-cell office:value-type="float" office:value="0.00973037" calcext:value-type="float">
            <text:p>0.00973037</text:p>
          </table:table-cell>
        </table:table-row>
        <table:table-row table:style-name="ro1">
          <table:table-cell office:value-type="float" office:value="1.270354" calcext:value-type="float">
            <text:p>1.270354</text:p>
          </table:table-cell>
          <table:table-cell office:value-type="float" office:value="0.009671946" calcext:value-type="float">
            <text:p>0.009671946</text:p>
          </table:table-cell>
        </table:table-row>
        <table:table-row table:style-name="ro1">
          <table:table-cell office:value-type="float" office:value="1.404654" calcext:value-type="float">
            <text:p>1.404654</text:p>
          </table:table-cell>
          <table:table-cell office:value-type="float" office:value="0.009610691" calcext:value-type="float">
            <text:p>0.009610691</text:p>
          </table:table-cell>
        </table:table-row>
        <table:table-row table:style-name="ro1">
          <table:table-cell office:value-type="float" office:value="1.618595" calcext:value-type="float">
            <text:p>1.618595</text:p>
          </table:table-cell>
          <table:table-cell office:value-type="float" office:value="0.009508771" calcext:value-type="float">
            <text:p>0.009508771</text:p>
          </table:table-cell>
        </table:table-row>
        <table:table-row table:style-name="ro1">
          <table:table-cell office:value-type="float" office:value="1.832535" calcext:value-type="float">
            <text:p>1.832535</text:p>
          </table:table-cell>
          <table:table-cell office:value-type="float" office:value="0.009403296" calcext:value-type="float">
            <text:p>0.009403296</text:p>
          </table:table-cell>
        </table:table-row>
        <table:table-row table:style-name="ro1">
          <table:table-cell office:value-type="float" office:value="2.046476" calcext:value-type="float">
            <text:p>2.046476</text:p>
          </table:table-cell>
          <table:table-cell office:value-type="float" office:value="0.009295872" calcext:value-type="float">
            <text:p>0.009295872</text:p>
          </table:table-cell>
        </table:table-row>
        <table:table-row table:style-name="ro1">
          <table:table-cell office:value-type="float" office:value="2.260417" calcext:value-type="float">
            <text:p>2.260417</text:p>
          </table:table-cell>
          <table:table-cell office:value-type="float" office:value="0.009187711" calcext:value-type="float">
            <text:p>0.009187711</text:p>
          </table:table-cell>
        </table:table-row>
        <table:table-row table:style-name="ro1">
          <table:table-cell office:value-type="float" office:value="2.474358" calcext:value-type="float">
            <text:p>2.474358</text:p>
          </table:table-cell>
          <table:table-cell office:value-type="float" office:value="0.009079704" calcext:value-type="float">
            <text:p>0.009079704</text:p>
          </table:table-cell>
        </table:table-row>
        <table:table-row table:style-name="ro1">
          <table:table-cell office:value-type="float" office:value="2.626069" calcext:value-type="float">
            <text:p>2.626069</text:p>
          </table:table-cell>
          <table:table-cell office:value-type="float" office:value="0.009003562" calcext:value-type="float">
            <text:p>0.009003562</text:p>
          </table:table-cell>
        </table:table-row>
        <table:table-row table:style-name="ro1">
          <table:table-cell office:value-type="float" office:value="2.810654" calcext:value-type="float">
            <text:p>2.810654</text:p>
          </table:table-cell>
          <table:table-cell office:value-type="float" office:value="0.0089117" calcext:value-type="float">
            <text:p>0.0089117</text:p>
          </table:table-cell>
        </table:table-row>
        <table:table-row table:style-name="ro1">
          <table:table-cell office:value-type="float" office:value="2.987947" calcext:value-type="float">
            <text:p>2.987947</text:p>
          </table:table-cell>
          <table:table-cell office:value-type="float" office:value="0.008824458" calcext:value-type="float">
            <text:p>0.008824458</text:p>
          </table:table-cell>
        </table:table-row>
        <table:table-row table:style-name="ro1">
          <table:table-cell office:value-type="float" office:value="3.165241" calcext:value-type="float">
            <text:p>3.165241</text:p>
          </table:table-cell>
          <table:table-cell office:value-type="float" office:value="0.008738326" calcext:value-type="float">
            <text:p>0.008738326</text:p>
          </table:table-cell>
        </table:table-row>
        <table:table-row table:style-name="ro1">
          <table:table-cell office:value-type="float" office:value="3.342535" calcext:value-type="float">
            <text:p>3.342535</text:p>
          </table:table-cell>
          <table:table-cell office:value-type="float" office:value="0.008653397" calcext:value-type="float">
            <text:p>0.008653397</text:p>
          </table:table-cell>
        </table:table-row>
        <table:table-row table:style-name="ro1">
          <table:table-cell office:value-type="float" office:value="3.655707" calcext:value-type="float">
            <text:p>3.655707</text:p>
          </table:table-cell>
          <table:table-cell office:value-type="float" office:value="0.008506478" calcext:value-type="float">
            <text:p>0.008506478</text:p>
          </table:table-cell>
        </table:table-row>
        <table:table-row table:style-name="ro1">
          <table:table-cell office:value-type="float" office:value="3.944339" calcext:value-type="float">
            <text:p>3.944339</text:p>
          </table:table-cell>
          <table:table-cell office:value-type="float" office:value="0.008374666" calcext:value-type="float">
            <text:p>0.008374666</text:p>
          </table:table-cell>
        </table:table-row>
        <table:table-row table:style-name="ro1">
          <table:table-cell office:value-type="float" office:value="4.232971" calcext:value-type="float">
            <text:p>4.232971</text:p>
          </table:table-cell>
          <table:table-cell office:value-type="float" office:value="0.008246305" calcext:value-type="float">
            <text:p>0.008246305</text:p>
          </table:table-cell>
        </table:table-row>
        <table:table-row table:style-name="ro1">
          <table:table-cell office:value-type="float" office:value="4.521603" calcext:value-type="float">
            <text:p>4.521603</text:p>
          </table:table-cell>
          <table:table-cell office:value-type="float" office:value="0.008121328" calcext:value-type="float">
            <text:p>0.008121328</text:p>
          </table:table-cell>
        </table:table-row>
        <table:table-row table:style-name="ro1">
          <table:table-cell office:value-type="float" office:value="4.810234" calcext:value-type="float">
            <text:p>4.810234</text:p>
          </table:table-cell>
          <table:table-cell office:value-type="float" office:value="0.007999636" calcext:value-type="float">
            <text:p>0.007999636</text:p>
          </table:table-cell>
        </table:table-row>
        <table:table-row table:style-name="ro1">
          <table:table-cell office:value-type="float" office:value="5.098866" calcext:value-type="float">
            <text:p>5.098866</text:p>
          </table:table-cell>
          <table:table-cell office:value-type="float" office:value="0.007881109" calcext:value-type="float">
            <text:p>0.007881109</text:p>
          </table:table-cell>
        </table:table-row>
        <table:table-row table:style-name="ro1">
          <table:table-cell office:value-type="float" office:value="5.387498" calcext:value-type="float">
            <text:p>5.387498</text:p>
          </table:table-cell>
          <table:table-cell office:value-type="float" office:value="0.007765622" calcext:value-type="float">
            <text:p>0.007765622</text:p>
          </table:table-cell>
        </table:table-row>
        <table:table-row table:style-name="ro1">
          <table:table-cell office:value-type="float" office:value="5.656041" calcext:value-type="float">
            <text:p>5.656041</text:p>
          </table:table-cell>
          <table:table-cell office:value-type="float" office:value="0.00766079" calcext:value-type="float">
            <text:p>0.00766079</text:p>
          </table:table-cell>
        </table:table-row>
        <table:table-row table:style-name="ro1">
          <table:table-cell office:value-type="float" office:value="5.864316" calcext:value-type="float">
            <text:p>5.864316</text:p>
          </table:table-cell>
          <table:table-cell office:value-type="float" office:value="0.007581155" calcext:value-type="float">
            <text:p>0.007581155</text:p>
          </table:table-cell>
        </table:table-row>
        <table:table-row table:style-name="ro1">
          <table:table-cell office:value-type="float" office:value="6.107785" calcext:value-type="float">
            <text:p>6.107785</text:p>
          </table:table-cell>
          <table:table-cell office:value-type="float" office:value="0.007489849" calcext:value-type="float">
            <text:p>0.007489849</text:p>
          </table:table-cell>
        </table:table-row>
        <table:table-row table:style-name="ro1">
          <table:table-cell office:value-type="float" office:value="6.456838" calcext:value-type="float">
            <text:p>6.456838</text:p>
          </table:table-cell>
          <table:table-cell office:value-type="float" office:value="0.007362166" calcext:value-type="float">
            <text:p>0.007362166</text:p>
          </table:table-cell>
        </table:table-row>
        <table:table-row table:style-name="ro1">
          <table:table-cell office:value-type="float" office:value="6.805891" calcext:value-type="float">
            <text:p>6.805891</text:p>
          </table:table-cell>
          <table:table-cell office:value-type="float" office:value="0.007238103" calcext:value-type="float">
            <text:p>0.007238103</text:p>
          </table:table-cell>
        </table:table-row>
        <table:table-row table:style-name="ro1">
          <table:table-cell office:value-type="float" office:value="7.154944" calcext:value-type="float">
            <text:p>7.154944</text:p>
          </table:table-cell>
          <table:table-cell office:value-type="float" office:value="0.007117476" calcext:value-type="float">
            <text:p>0.007117476</text:p>
          </table:table-cell>
        </table:table-row>
        <table:table-row table:style-name="ro1">
          <table:table-cell office:value-type="float" office:value="7.503997" calcext:value-type="float">
            <text:p>7.503997</text:p>
          </table:table-cell>
          <table:table-cell office:value-type="float" office:value="0.007000115" calcext:value-type="float">
            <text:p>0.007000115</text:p>
          </table:table-cell>
        </table:table-row>
        <table:table-row table:style-name="ro1">
          <table:table-cell office:value-type="float" office:value="7.800779" calcext:value-type="float">
            <text:p>7.800779</text:p>
          </table:table-cell>
          <table:table-cell office:value-type="float" office:value="0.00690278" calcext:value-type="float">
            <text:p>0.00690278</text:p>
          </table:table-cell>
        </table:table-row>
        <table:table-row table:style-name="ro1">
          <table:table-cell office:value-type="float" office:value="8.04529" calcext:value-type="float">
            <text:p>8.04529</text:p>
          </table:table-cell>
          <table:table-cell office:value-type="float" office:value="0.006824213" calcext:value-type="float">
            <text:p>0.006824213</text:p>
          </table:table-cell>
        </table:table-row>
        <table:table-row table:style-name="ro1">
          <table:table-cell office:value-type="float" office:value="8.289801" calcext:value-type="float">
            <text:p>8.289801</text:p>
          </table:table-cell>
          <table:table-cell office:value-type="float" office:value="0.006747061" calcext:value-type="float">
            <text:p>0.006747061</text:p>
          </table:table-cell>
        </table:table-row>
        <table:table-row table:style-name="ro1">
          <table:table-cell office:value-type="float" office:value="8.455681" calcext:value-type="float">
            <text:p>8.455681</text:p>
          </table:table-cell>
          <table:table-cell office:value-type="float" office:value="0.006695504" calcext:value-type="float">
            <text:p>0.006695504</text:p>
          </table:table-cell>
        </table:table-row>
        <table:table-row table:style-name="ro1">
          <table:table-cell office:value-type="float" office:value="8.585621" calcext:value-type="float">
            <text:p>8.585621</text:p>
          </table:table-cell>
          <table:table-cell office:value-type="float" office:value="0.006655549" calcext:value-type="float">
            <text:p>0.006655549</text:p>
          </table:table-cell>
        </table:table-row>
        <table:table-row table:style-name="ro1">
          <table:table-cell office:value-type="float" office:value="8.669952" calcext:value-type="float">
            <text:p>8.669952</text:p>
          </table:table-cell>
          <table:table-cell office:value-type="float" office:value="0.006629817" calcext:value-type="float">
            <text:p>0.006629817</text:p>
          </table:table-cell>
        </table:table-row>
        <table:table-row table:style-name="ro1">
          <table:table-cell office:value-type="float" office:value="8.734256" calcext:value-type="float">
            <text:p>8.734256</text:p>
          </table:table-cell>
          <table:table-cell office:value-type="float" office:value="0.006610301" calcext:value-type="float">
            <text:p>0.006610301</text:p>
          </table:table-cell>
        </table:table-row>
        <table:table-row table:style-name="ro1">
          <table:table-cell office:value-type="float" office:value="8.79856" calcext:value-type="float">
            <text:p>8.79856</text:p>
          </table:table-cell>
          <table:table-cell office:value-type="float" office:value="0.006590875" calcext:value-type="float">
            <text:p>0.006590875</text:p>
          </table:table-cell>
        </table:table-row>
        <table:table-row table:style-name="ro1">
          <table:table-cell office:value-type="float" office:value="8.84541" calcext:value-type="float">
            <text:p>8.84541</text:p>
          </table:table-cell>
          <table:table-cell office:value-type="float" office:value="0.006576777" calcext:value-type="float">
            <text:p>0.006576777</text:p>
          </table:table-cell>
        </table:table-row>
        <table:table-row table:style-name="ro1">
          <table:table-cell office:value-type="float" office:value="8.89226" calcext:value-type="float">
            <text:p>8.89226</text:p>
          </table:table-cell>
          <table:table-cell office:value-type="float" office:value="0.006562726" calcext:value-type="float">
            <text:p>0.006562726</text:p>
          </table:table-cell>
        </table:table-row>
        <table:table-row table:style-name="ro1">
          <table:table-cell office:value-type="float" office:value="8.945615" calcext:value-type="float">
            <text:p>8.945615</text:p>
          </table:table-cell>
          <table:table-cell office:value-type="float" office:value="0.006546781" calcext:value-type="float">
            <text:p>0.006546781</text:p>
          </table:table-cell>
        </table:table-row>
        <table:table-row table:style-name="ro1">
          <table:table-cell office:value-type="float" office:value="9.036088" calcext:value-type="float">
            <text:p>9.036088</text:p>
          </table:table-cell>
          <table:table-cell office:value-type="float" office:value="0.006519881" calcext:value-type="float">
            <text:p>0.006519881</text:p>
          </table:table-cell>
        </table:table-row>
        <table:table-row table:style-name="ro1">
          <table:table-cell office:value-type="float" office:value="9.199391" calcext:value-type="float">
            <text:p>9.199391</text:p>
          </table:table-cell>
          <table:table-cell office:value-type="float" office:value="0.006471756" calcext:value-type="float">
            <text:p>0.006471756</text:p>
          </table:table-cell>
        </table:table-row>
        <table:table-row table:style-name="ro1">
          <table:table-cell office:value-type="float" office:value="9.56958" calcext:value-type="float">
            <text:p>9.56958</text:p>
          </table:table-cell>
          <table:table-cell office:value-type="float" office:value="0.006364662" calcext:value-type="float">
            <text:p>0.006364662</text:p>
          </table:table-cell>
        </table:table-row>
        <table:table-row table:style-name="ro1">
          <table:table-cell office:value-type="float" office:value="9.96958" calcext:value-type="float">
            <text:p>9.96958</text:p>
          </table:table-cell>
          <table:table-cell office:value-type="float" office:value="0.006251949" calcext:value-type="float">
            <text:p>0.006251949</text:p>
          </table:table-cell>
        </table:table-row>
        <table:table-row table:style-name="ro1">
          <table:table-cell office:value-type="float" office:value="10.36958" calcext:value-type="float">
            <text:p>10.36958</text:p>
          </table:table-cell>
          <table:table-cell office:value-type="float" office:value="0.006142218" calcext:value-type="float">
            <text:p>0.006142218</text:p>
          </table:table-cell>
        </table:table-row>
        <table:table-row table:style-name="ro1">
          <table:table-cell office:value-type="float" office:value="10.76958" calcext:value-type="float">
            <text:p>10.76958</text:p>
          </table:table-cell>
          <table:table-cell office:value-type="float" office:value="0.006035335" calcext:value-type="float">
            <text:p>0.006035335</text:p>
          </table:table-cell>
        </table:table-row>
        <table:table-row table:style-name="ro1">
          <table:table-cell office:value-type="float" office:value="11.16958" calcext:value-type="float">
            <text:p>11.16958</text:p>
          </table:table-cell>
          <table:table-cell office:value-type="float" office:value="0.005931176" calcext:value-type="float">
            <text:p>0.005931176</text:p>
          </table:table-cell>
        </table:table-row>
        <table:table-row table:style-name="ro1">
          <table:table-cell office:value-type="float" office:value="11.56958" calcext:value-type="float">
            <text:p>11.56958</text:p>
          </table:table-cell>
          <table:table-cell office:value-type="float" office:value="0.005829625" calcext:value-type="float">
            <text:p>0.005829625</text:p>
          </table:table-cell>
        </table:table-row>
        <table:table-row table:style-name="ro1">
          <table:table-cell office:value-type="float" office:value="11.96958" calcext:value-type="float">
            <text:p>11.96958</text:p>
          </table:table-cell>
          <table:table-cell office:value-type="float" office:value="0.005730575" calcext:value-type="float">
            <text:p>0.005730575</text:p>
          </table:table-cell>
        </table:table-row>
        <table:table-row table:style-name="ro1">
          <table:table-cell office:value-type="float" office:value="12.36958" calcext:value-type="float">
            <text:p>12.36958</text:p>
          </table:table-cell>
          <table:table-cell office:value-type="float" office:value="0.005633925" calcext:value-type="float">
            <text:p>0.005633925</text:p>
          </table:table-cell>
        </table:table-row>
        <table:table-row table:style-name="ro1">
          <table:table-cell office:value-type="float" office:value="12.76958" calcext:value-type="float">
            <text:p>12.76958</text:p>
          </table:table-cell>
          <table:table-cell office:value-type="float" office:value="0.005539578" calcext:value-type="float">
            <text:p>0.005539578</text:p>
          </table:table-cell>
        </table:table-row>
        <table:table-row table:style-name="ro1">
          <table:table-cell office:value-type="float" office:value="13.16958" calcext:value-type="float">
            <text:p>13.16958</text:p>
          </table:table-cell>
          <table:table-cell office:value-type="float" office:value="0.005447448" calcext:value-type="float">
            <text:p>0.005447448</text:p>
          </table:table-cell>
        </table:table-row>
        <table:table-row table:style-name="ro1">
          <table:table-cell office:value-type="float" office:value="13.56958" calcext:value-type="float">
            <text:p>13.56958</text:p>
          </table:table-cell>
          <table:table-cell office:value-type="float" office:value="0.00535745" calcext:value-type="float">
            <text:p>0.00535745</text:p>
          </table:table-cell>
        </table:table-row>
        <table:table-row table:style-name="ro1">
          <table:table-cell office:value-type="float" office:value="13.96958" calcext:value-type="float">
            <text:p>13.96958</text:p>
          </table:table-cell>
          <table:table-cell office:value-type="float" office:value="0.005269505" calcext:value-type="float">
            <text:p>0.005269505</text:p>
          </table:table-cell>
        </table:table-row>
        <table:table-row table:style-name="ro1">
          <table:table-cell office:value-type="float" office:value="14.36958" calcext:value-type="float">
            <text:p>14.36958</text:p>
          </table:table-cell>
          <table:table-cell office:value-type="float" office:value="0.005183539" calcext:value-type="float">
            <text:p>0.005183539</text:p>
          </table:table-cell>
        </table:table-row>
        <table:table-row table:style-name="ro1">
          <table:table-cell office:value-type="float" office:value="14.76958" calcext:value-type="float">
            <text:p>14.76958</text:p>
          </table:table-cell>
          <table:table-cell office:value-type="float" office:value="0.005099482" calcext:value-type="float">
            <text:p>0.005099482</text:p>
          </table:table-cell>
        </table:table-row>
        <table:table-row table:style-name="ro1">
          <table:table-cell office:value-type="float" office:value="15.16958" calcext:value-type="float">
            <text:p>15.16958</text:p>
          </table:table-cell>
          <table:table-cell office:value-type="float" office:value="0.005017268" calcext:value-type="float">
            <text:p>0.005017268</text:p>
          </table:table-cell>
        </table:table-row>
        <table:table-row table:style-name="ro1">
          <table:table-cell office:value-type="float" office:value="15.56958" calcext:value-type="float">
            <text:p>15.56958</text:p>
          </table:table-cell>
          <table:table-cell office:value-type="float" office:value="0.004936835" calcext:value-type="float">
            <text:p>0.004936835</text:p>
          </table:table-cell>
        </table:table-row>
        <table:table-row table:style-name="ro1">
          <table:table-cell office:value-type="float" office:value="15.96958" calcext:value-type="float">
            <text:p>15.96958</text:p>
          </table:table-cell>
          <table:table-cell office:value-type="float" office:value="0.004858121" calcext:value-type="float">
            <text:p>0.004858121</text:p>
          </table:table-cell>
        </table:table-row>
        <table:table-row table:style-name="ro1">
          <table:table-cell office:value-type="float" office:value="16.36958" calcext:value-type="float">
            <text:p>16.36958</text:p>
          </table:table-cell>
          <table:table-cell office:value-type="float" office:value="0.004781071" calcext:value-type="float">
            <text:p>0.004781071</text:p>
          </table:table-cell>
        </table:table-row>
        <table:table-row table:style-name="ro1">
          <table:table-cell office:value-type="float" office:value="16.76958" calcext:value-type="float">
            <text:p>16.76958</text:p>
          </table:table-cell>
          <table:table-cell office:value-type="float" office:value="0.004705632" calcext:value-type="float">
            <text:p>0.004705632</text:p>
          </table:table-cell>
        </table:table-row>
        <table:table-row table:style-name="ro1">
          <table:table-cell office:value-type="float" office:value="17.16958" calcext:value-type="float">
            <text:p>17.16958</text:p>
          </table:table-cell>
          <table:table-cell office:value-type="float" office:value="0.004631752" calcext:value-type="float">
            <text:p>0.004631752</text:p>
          </table:table-cell>
        </table:table-row>
        <table:table-row table:style-name="ro1">
          <table:table-cell office:value-type="float" office:value="17.56958" calcext:value-type="float">
            <text:p>17.56958</text:p>
          </table:table-cell>
          <table:table-cell office:value-type="float" office:value="0.004559382" calcext:value-type="float">
            <text:p>0.004559382</text:p>
          </table:table-cell>
        </table:table-row>
        <table:table-row table:style-name="ro1">
          <table:table-cell office:value-type="float" office:value="17.96958" calcext:value-type="float">
            <text:p>17.96958</text:p>
          </table:table-cell>
          <table:table-cell office:value-type="float" office:value="0.004488477" calcext:value-type="float">
            <text:p>0.004488477</text:p>
          </table:table-cell>
        </table:table-row>
        <table:table-row table:style-name="ro1">
          <table:table-cell office:value-type="float" office:value="18.33552" calcext:value-type="float">
            <text:p>18.33552</text:p>
          </table:table-cell>
          <table:table-cell office:value-type="float" office:value="0.004424855" calcext:value-type="float">
            <text:p>0.004424855</text:p>
          </table:table-cell>
        </table:table-row>
        <table:table-row table:style-name="ro1">
          <table:table-cell office:value-type="float" office:value="18.52681" calcext:value-type="float">
            <text:p>18.52681</text:p>
          </table:table-cell>
          <table:table-cell office:value-type="float" office:value="0.004392058" calcext:value-type="float">
            <text:p>0.004392058</text:p>
          </table:table-cell>
        </table:table-row>
        <table:table-row table:style-name="ro1">
          <table:table-cell office:value-type="float" office:value="18.7181" calcext:value-type="float">
            <text:p>18.7181</text:p>
          </table:table-cell>
          <table:table-cell office:value-type="float" office:value="0.004359573" calcext:value-type="float">
            <text:p>0.004359573</text:p>
          </table:table-cell>
        </table:table-row>
        <table:table-row table:style-name="ro1">
          <table:table-cell office:value-type="float" office:value="18.9094" calcext:value-type="float">
            <text:p>18.9094</text:p>
          </table:table-cell>
          <table:table-cell office:value-type="float" office:value="0.004327395" calcext:value-type="float">
            <text:p>0.0043273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4312261" calcext:value-type="float">
            <text:p>0.0043122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9">00/00/0000</text:date>, <text:time style:data-style-name="N2" text:time-value="09:14:46.7713493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17T17:57:08.784007803</dc:date>
    <meta:editing-duration>PT30M2S</meta:editing-duration>
    <meta:editing-cycles>3</meta:editing-cycles>
    <meta:generator>LibreOffice/5.1.6.2$Linux_X86_64 LibreOffice_project/10m0$Build-2</meta:generator>
    <meta:document-statistic meta:table-count="1" meta:cell-count="178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08cm" svg:y="4.201cm" style:legend-expansion="high" chart:style-name="ch2"/>
        <chart:plot-area chart:style-name="ch3" table:cell-range-address="Data.A2:Data.B89 Data.B1:Data.B1" chart:data-source-has-labels="row" svg:x="0.32cm" svg:y="0.18cm" svg:width="12.568cm" svg:height="8.64cm">
          <chartooo:coordinate-region svg:x="1.418cm" svg:y="0.379cm" svg:width="11.28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B2:Data.B89" chart:label-cell-address="Data.B1:Data.B1" chart:class="chart:scatter">
            <chart:domain table:cell-range-address="Data.A2:Data.A89"/>
            <chart:data-point chart:repeated="8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-CH3OH     </text:p>
                <draw:g>
                  <svg:desc>Data.B1:Dat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2:Data.A89</svg:desc>
                </draw:g>
              </table:table-cell>
              <table:table-cell office:value-type="float" office:value="0.01">
                <text:p>0.01</text:p>
                <draw:g>
                  <svg:desc>Data.B2:Data.B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361437">
                <text:p>0.000136143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69778">
                <text:p>0.000469778</text:p>
              </table:table-cell>
              <table:table-cell office:value-type="float" office:value="0.009999998">
                <text:p>0.0099999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003331">
                <text:p>0.001003331</text:p>
              </table:table-cell>
              <table:table-cell office:value-type="float" office:value="0.009999996">
                <text:p>0.0099999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25751">
                <text:p>0.00225751</text:p>
              </table:table-cell>
              <table:table-cell office:value-type="float" office:value="0.009999988">
                <text:p>0.0099999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511689">
                <text:p>0.003511689</text:p>
              </table:table-cell>
              <table:table-cell office:value-type="float" office:value="0.00999998">
                <text:p>0.00999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5436703">
                <text:p>0.005436703</text:p>
              </table:table-cell>
              <table:table-cell office:value-type="float" office:value="0.009999965">
                <text:p>0.0099999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81198">
                <text:p>0.00881198</text:p>
              </table:table-cell>
              <table:table-cell office:value-type="float" office:value="0.009999937">
                <text:p>0.0099999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602908">
                <text:p>0.01602908</text:p>
              </table:table-cell>
              <table:table-cell office:value-type="float" office:value="0.009999862">
                <text:p>0.0099998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585292">
                <text:p>0.02585292</text:p>
              </table:table-cell>
              <table:table-cell office:value-type="float" office:value="0.009999732">
                <text:p>0.0099997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955988">
                <text:p>0.03955988</text:p>
              </table:table-cell>
              <table:table-cell office:value-type="float" office:value="0.009999492">
                <text:p>0.0099994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221638">
                <text:p>0.06221638</text:p>
              </table:table-cell>
              <table:table-cell office:value-type="float" office:value="0.009998943">
                <text:p>0.009998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35395">
                <text:p>0.1035395</text:p>
              </table:table-cell>
              <table:table-cell office:value-type="float" office:value="0.009997428">
                <text:p>0.0099974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666421">
                <text:p>0.1666421</text:p>
              </table:table-cell>
              <table:table-cell office:value-type="float" office:value="0.009993747">
                <text:p>0.0099937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42824">
                <text:p>0.2542824</text:p>
              </table:table-cell>
              <table:table-cell office:value-type="float" office:value="0.009985707">
                <text:p>0.0099857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419227">
                <text:p>0.3419227</text:p>
              </table:table-cell>
              <table:table-cell office:value-type="float" office:value="0.009974121">
                <text:p>0.009974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645574">
                <text:p>0.4645574</text:p>
              </table:table-cell>
              <table:table-cell office:value-type="float" office:value="0.009951951">
                <text:p>0.0099519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988569">
                <text:p>0.5988569</text:p>
              </table:table-cell>
              <table:table-cell office:value-type="float" office:value="0.00992008">
                <text:p>0.009920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331563">
                <text:p>0.7331563</text:p>
              </table:table-cell>
              <table:table-cell office:value-type="float" office:value="0.009881037">
                <text:p>0.0098810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674558">
                <text:p>0.8674558</text:p>
              </table:table-cell>
              <table:table-cell office:value-type="float" office:value="0.009835773">
                <text:p>0.0098357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01755">
                <text:p>1.001755</text:p>
              </table:table-cell>
              <table:table-cell office:value-type="float" office:value="0.009785249">
                <text:p>0.0097852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36055">
                <text:p>1.136055</text:p>
              </table:table-cell>
              <table:table-cell office:value-type="float" office:value="0.00973037">
                <text:p>0.009730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70354">
                <text:p>1.270354</text:p>
              </table:table-cell>
              <table:table-cell office:value-type="float" office:value="0.009671946">
                <text:p>0.0096719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04654">
                <text:p>1.404654</text:p>
              </table:table-cell>
              <table:table-cell office:value-type="float" office:value="0.009610691">
                <text:p>0.0096106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618595">
                <text:p>1.618595</text:p>
              </table:table-cell>
              <table:table-cell office:value-type="float" office:value="0.009508771">
                <text:p>0.0095087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832535">
                <text:p>1.832535</text:p>
              </table:table-cell>
              <table:table-cell office:value-type="float" office:value="0.009403296">
                <text:p>0.0094032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46476">
                <text:p>2.046476</text:p>
              </table:table-cell>
              <table:table-cell office:value-type="float" office:value="0.009295872">
                <text:p>0.0092958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260417">
                <text:p>2.260417</text:p>
              </table:table-cell>
              <table:table-cell office:value-type="float" office:value="0.009187711">
                <text:p>0.0091877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474358">
                <text:p>2.474358</text:p>
              </table:table-cell>
              <table:table-cell office:value-type="float" office:value="0.009079704">
                <text:p>0.0090797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626069">
                <text:p>2.626069</text:p>
              </table:table-cell>
              <table:table-cell office:value-type="float" office:value="0.009003562">
                <text:p>0.0090035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810654">
                <text:p>2.810654</text:p>
              </table:table-cell>
              <table:table-cell office:value-type="float" office:value="0.0089117">
                <text:p>0.00891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987947">
                <text:p>2.987947</text:p>
              </table:table-cell>
              <table:table-cell office:value-type="float" office:value="0.008824458">
                <text:p>0.0088244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65241">
                <text:p>3.165241</text:p>
              </table:table-cell>
              <table:table-cell office:value-type="float" office:value="0.008738326">
                <text:p>0.0087383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42535">
                <text:p>3.342535</text:p>
              </table:table-cell>
              <table:table-cell office:value-type="float" office:value="0.008653397">
                <text:p>0.0086533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655707">
                <text:p>3.655707</text:p>
              </table:table-cell>
              <table:table-cell office:value-type="float" office:value="0.008506478">
                <text:p>0.0085064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944339">
                <text:p>3.944339</text:p>
              </table:table-cell>
              <table:table-cell office:value-type="float" office:value="0.008374666">
                <text:p>0.0083746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232971">
                <text:p>4.232971</text:p>
              </table:table-cell>
              <table:table-cell office:value-type="float" office:value="0.008246305">
                <text:p>0.0082463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521603">
                <text:p>4.521603</text:p>
              </table:table-cell>
              <table:table-cell office:value-type="float" office:value="0.008121328">
                <text:p>0.0081213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810234">
                <text:p>4.810234</text:p>
              </table:table-cell>
              <table:table-cell office:value-type="float" office:value="0.007999636">
                <text:p>0.0079996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098866">
                <text:p>5.098866</text:p>
              </table:table-cell>
              <table:table-cell office:value-type="float" office:value="0.007881109">
                <text:p>0.0078811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387498">
                <text:p>5.387498</text:p>
              </table:table-cell>
              <table:table-cell office:value-type="float" office:value="0.007765622">
                <text:p>0.0077656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656041">
                <text:p>5.656041</text:p>
              </table:table-cell>
              <table:table-cell office:value-type="float" office:value="0.00766079">
                <text:p>0.007660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864316">
                <text:p>5.864316</text:p>
              </table:table-cell>
              <table:table-cell office:value-type="float" office:value="0.007581155">
                <text:p>0.0075811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107785">
                <text:p>6.107785</text:p>
              </table:table-cell>
              <table:table-cell office:value-type="float" office:value="0.007489849">
                <text:p>0.0074898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456838">
                <text:p>6.456838</text:p>
              </table:table-cell>
              <table:table-cell office:value-type="float" office:value="0.007362166">
                <text:p>0.0073621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805891">
                <text:p>6.805891</text:p>
              </table:table-cell>
              <table:table-cell office:value-type="float" office:value="0.007238103">
                <text:p>0.0072381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154944">
                <text:p>7.154944</text:p>
              </table:table-cell>
              <table:table-cell office:value-type="float" office:value="0.007117476">
                <text:p>0.0071174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503997">
                <text:p>7.503997</text:p>
              </table:table-cell>
              <table:table-cell office:value-type="float" office:value="0.007000115">
                <text:p>0.0070001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800779">
                <text:p>7.800779</text:p>
              </table:table-cell>
              <table:table-cell office:value-type="float" office:value="0.00690278">
                <text:p>0.006902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04529">
                <text:p>8.04529</text:p>
              </table:table-cell>
              <table:table-cell office:value-type="float" office:value="0.006824213">
                <text:p>0.0068242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289801">
                <text:p>8.289801</text:p>
              </table:table-cell>
              <table:table-cell office:value-type="float" office:value="0.006747061">
                <text:p>0.0067470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455681">
                <text:p>8.455681</text:p>
              </table:table-cell>
              <table:table-cell office:value-type="float" office:value="0.006695504">
                <text:p>0.0066955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585621">
                <text:p>8.585621</text:p>
              </table:table-cell>
              <table:table-cell office:value-type="float" office:value="0.006655549">
                <text:p>0.0066555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669952">
                <text:p>8.669952</text:p>
              </table:table-cell>
              <table:table-cell office:value-type="float" office:value="0.006629817">
                <text:p>0.0066298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734256">
                <text:p>8.734256</text:p>
              </table:table-cell>
              <table:table-cell office:value-type="float" office:value="0.006610301">
                <text:p>0.0066103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79856">
                <text:p>8.79856</text:p>
              </table:table-cell>
              <table:table-cell office:value-type="float" office:value="0.006590875">
                <text:p>0.0065908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84541">
                <text:p>8.84541</text:p>
              </table:table-cell>
              <table:table-cell office:value-type="float" office:value="0.006576777">
                <text:p>0.0065767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.89226">
                <text:p>8.89226</text:p>
              </table:table-cell>
              <table:table-cell office:value-type="float" office:value="0.006562726">
                <text:p>0.0065627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945615">
                <text:p>8.945615</text:p>
              </table:table-cell>
              <table:table-cell office:value-type="float" office:value="0.006546781">
                <text:p>0.0065467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036088">
                <text:p>9.036088</text:p>
              </table:table-cell>
              <table:table-cell office:value-type="float" office:value="0.006519881">
                <text:p>0.0065198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199391">
                <text:p>9.199391</text:p>
              </table:table-cell>
              <table:table-cell office:value-type="float" office:value="0.006471756">
                <text:p>0.0064717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56958">
                <text:p>9.56958</text:p>
              </table:table-cell>
              <table:table-cell office:value-type="float" office:value="0.006364662">
                <text:p>0.0063646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96958">
                <text:p>9.96958</text:p>
              </table:table-cell>
              <table:table-cell office:value-type="float" office:value="0.006251949">
                <text:p>0.0062519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36958">
                <text:p>10.36958</text:p>
              </table:table-cell>
              <table:table-cell office:value-type="float" office:value="0.006142218">
                <text:p>0.0061422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76958">
                <text:p>10.76958</text:p>
              </table:table-cell>
              <table:table-cell office:value-type="float" office:value="0.006035335">
                <text:p>0.0060353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.16958">
                <text:p>11.16958</text:p>
              </table:table-cell>
              <table:table-cell office:value-type="float" office:value="0.005931176">
                <text:p>0.0059311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.56958">
                <text:p>11.56958</text:p>
              </table:table-cell>
              <table:table-cell office:value-type="float" office:value="0.005829625">
                <text:p>0.0058296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96958">
                <text:p>11.96958</text:p>
              </table:table-cell>
              <table:table-cell office:value-type="float" office:value="0.005730575">
                <text:p>0.0057305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36958">
                <text:p>12.36958</text:p>
              </table:table-cell>
              <table:table-cell office:value-type="float" office:value="0.005633925">
                <text:p>0.0056339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.76958">
                <text:p>12.76958</text:p>
              </table:table-cell>
              <table:table-cell office:value-type="float" office:value="0.005539578">
                <text:p>0.0055395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.16958">
                <text:p>13.16958</text:p>
              </table:table-cell>
              <table:table-cell office:value-type="float" office:value="0.005447448">
                <text:p>0.0054474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.56958">
                <text:p>13.56958</text:p>
              </table:table-cell>
              <table:table-cell office:value-type="float" office:value="0.00535745">
                <text:p>0.005357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.96958">
                <text:p>13.96958</text:p>
              </table:table-cell>
              <table:table-cell office:value-type="float" office:value="0.005269505">
                <text:p>0.0052695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36958">
                <text:p>14.36958</text:p>
              </table:table-cell>
              <table:table-cell office:value-type="float" office:value="0.005183539">
                <text:p>0.0051835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.76958">
                <text:p>14.76958</text:p>
              </table:table-cell>
              <table:table-cell office:value-type="float" office:value="0.005099482">
                <text:p>0.0050994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16958">
                <text:p>15.16958</text:p>
              </table:table-cell>
              <table:table-cell office:value-type="float" office:value="0.005017268">
                <text:p>0.0050172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56958">
                <text:p>15.56958</text:p>
              </table:table-cell>
              <table:table-cell office:value-type="float" office:value="0.004936835">
                <text:p>0.0049368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96958">
                <text:p>15.96958</text:p>
              </table:table-cell>
              <table:table-cell office:value-type="float" office:value="0.004858121">
                <text:p>0.0048581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36958">
                <text:p>16.36958</text:p>
              </table:table-cell>
              <table:table-cell office:value-type="float" office:value="0.004781071">
                <text:p>0.0047810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.76958">
                <text:p>16.76958</text:p>
              </table:table-cell>
              <table:table-cell office:value-type="float" office:value="0.004705632">
                <text:p>0.0047056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.16958">
                <text:p>17.16958</text:p>
              </table:table-cell>
              <table:table-cell office:value-type="float" office:value="0.004631752">
                <text:p>0.0046317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.56958">
                <text:p>17.56958</text:p>
              </table:table-cell>
              <table:table-cell office:value-type="float" office:value="0.004559382">
                <text:p>0.0045593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.96958">
                <text:p>17.96958</text:p>
              </table:table-cell>
              <table:table-cell office:value-type="float" office:value="0.004488477">
                <text:p>0.0044884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.33552">
                <text:p>18.33552</text:p>
              </table:table-cell>
              <table:table-cell office:value-type="float" office:value="0.004424855">
                <text:p>0.0044248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.52681">
                <text:p>18.52681</text:p>
              </table:table-cell>
              <table:table-cell office:value-type="float" office:value="0.004392058">
                <text:p>0.0043920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.7181">
                <text:p>18.7181</text:p>
              </table:table-cell>
              <table:table-cell office:value-type="float" office:value="0.004359573">
                <text:p>0.0043595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.9094">
                <text:p>18.9094</text:p>
              </table:table-cell>
              <table:table-cell office:value-type="float" office:value="0.004327395">
                <text:p>0.0043273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">
                <text:p>19</text:p>
              </table:table-cell>
              <table:table-cell office:value-type="float" office:value="0.004312261">
                <text:p>0.0043122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